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D00000234E0427EFDC865435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entury Modern" svg:font-family="'Century Modern'" style:font-family-generic="roman" style:font-pitch="variable"/>
    <style:font-face style:name="Century Modern1" svg:font-family="'Century Modern'" style:font-adornments="Negrita itálica" style:font-family-generic="roman" style:font-pitch="variable"/>
    <style:font-face style:name="Century Modern2" svg:font-family="'Century Modern'" style:font-adornments="Negrita itálic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7.72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8.177cm"/>
      <style:paragraph-properties style:writing-mode="lr-tb"/>
    </style:style>
    <style:style style:name="gr4" style:family="graphic" style:parent-style-name="standard">
      <style:graphic-properties svg:stroke-color="#ffff38" draw:fill-color="#ffff6d" draw:auto-grow-height="false" fo:min-height="0.728cm" fo:min-width="1.578cm" fo:wrap-option="no-wrap"/>
    </style:style>
    <style:style style:name="gr5" style:family="graphic" style:parent-style-name="standard">
      <style:graphic-properties svg:stroke-color="#ffff38" draw:fill-color="#ffff6d" draw:auto-grow-height="false" fo:min-height="0.849cm" fo:min-width="1.898cm" fo:wrap-option="no-wrap"/>
    </style:style>
    <style:style style:name="gr6" style:family="graphic" style:parent-style-name="standard">
      <style:graphic-properties svg:stroke-color="#ffff38" draw:fill-color="#ffff6d" draw:auto-grow-height="false" fo:min-height="0.849cm" fo:min-width="2.298cm" fo:wrap-option="no-wrap"/>
    </style:style>
    <style:style style:name="gr7" style:family="graphic" style:parent-style-name="standard">
      <style:graphic-properties svg:stroke-color="#ffff38" draw:fill-color="#ffff6d" draw:auto-grow-height="false" fo:min-height="0.849cm" fo:min-width="2.4cm" fo:wrap-option="no-wrap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6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6.538cm" svg:height="14.893cm" svg:x="0.011cm" svg:y="0.007cm">
          <draw:image xlink:href="Pictures/10000001000003ED00000234E0427EFDC8654358.png" xlink:type="simple" xlink:show="embed" xlink:actuate="onLoad" draw:mime-type="image/png">
            <text:p/>
          </draw:image>
        </draw:frame>
        <draw:frame draw:style-name="gr2" draw:text-style-name="P2" draw:layer="layout" svg:width="8.224cm" svg:height="1.136cm" svg:x="0cm" svg:y="13.578cm">
          <draw:text-box>
            <text:p>C. $50 <text:s/>M. $85 <text:s/>G. $100</text:p>
          </draw:text-box>
        </draw:frame>
        <draw:frame draw:style-name="gr3" draw:text-style-name="P2" draw:layer="layout" svg:width="8.677cm" svg:height="1.136cm" svg:x="17.4cm" svg:y="13.478cm">
          <draw:text-box>
            <text:p>C. $70 <text:s/>M. $100 <text:s/>G. $130</text:p>
          </draw:text-box>
        </draw:frame>
        <draw:custom-shape draw:style-name="gr4" draw:text-style-name="P3" draw:layer="layout" svg:width="2.3cm" svg:height="1.2cm" svg:x="0.2cm" svg:y="13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17.23563696919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3" draw:layer="layout" svg:width="2.499cm" svg:height="1.2cm" svg:x="2.601cm" svg:y="13.5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17.23563696919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3" draw:layer="layout" svg:width="2.899cm" svg:height="1.2cm" svg:x="5.201cm" svg:y="13.50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17.23563696919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3" draw:layer="layout" svg:width="2.499cm" svg:height="1.2cm" svg:x="17.4cm" svg:y="13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17.23563696919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3" draw:layer="layout" svg:width="3cm" svg:height="1.2cm" svg:x="20cm" svg:y="13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17.23563696919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3" draw:layer="layout" svg:width="3cm" svg:height="1.2cm" svg:x="23.1cm" svg:y="13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17.23563696919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entury Modern" svg:font-family="'Century Modern'" style:font-family-generic="roman" style:font-pitch="variable"/>
    <style:font-face style:name="Century Modern1" svg:font-family="'Century Modern'" style:font-adornments="Negrita itálica" style:font-family-generic="roman" style:font-pitch="variable"/>
    <style:font-face style:name="Century Modern2" svg:font-family="'Century Modern'" style:font-adornments="Negrita itálic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38" loext:opacity="100%" style:text-outline="false" style:text-line-through-style="none" style:text-line-through-type="none" style:font-name="Century Modern2" fo:font-family="'Century Modern'" style:font-style-name="Negrita itálica" style:font-pitch="variable" fo:font-size="20pt" fo:font-style="italic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5cm" fo:page-height="14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2-01T12:37:27.840817290</dc:date>
    <meta:editing-duration>PT12M17S</meta:editing-duration>
    <meta:editing-cycles>3</meta:editing-cycles>
    <meta:generator>LibreOffice/7.2.3.2$Linux_X86_64 LibreOffice_project/20$Build-2</meta:generator>
    <meta:document-statistic meta:object-count="9"/>
  </office:meta>
</office:document-meta>
</file>